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6" style:family="paragraph" style:parent-style-name="Text_20_body">
      <style:paragraph-properties fo:margin-left="1.27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232629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7" style:family="paragraph" style:parent-style-name="Text_20_body">
      <style:paragraph-properties fo:margin-left="1.27cm" fo:margin-right="0cm" fo:margin-top="0cm" fo:margin-bottom="0cm" loext:contextual-spacing="false" fo:line-height="156%" fo:text-indent="1.27cm" style:auto-text-indent="false" style:writing-mode="lr-tb"/>
      <style:text-properties fo:font-variant="normal" fo:text-transform="none" fo:color="#232629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8" style:family="paragraph" style:parent-style-name="Text_20_body">
      <style:paragraph-properties fo:margin-left="1.27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232629" style:text-line-through-style="none" style:text-line-through-type="none" style:font-name="Arial" fo:font-size="11.5pt" fo:font-style="normal" style:text-underline-style="none" fo:font-weight="bold" style:text-blinking="false" fo:background-color="#ffffff"/>
    </style:style>
    <style:style style:name="P9" style:family="paragraph" style:parent-style-name="Text_20_body">
      <style:text-properties fo:font-weight="normal"/>
    </style:style>
    <style:style style:name="P10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officeooo:paragraph-rsid="00062f16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62f16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1155cc" style:text-line-through-style="none" style:text-line-through-type="none" style:font-name="Arial" fo:font-size="12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232629" style:text-line-through-style="none" style:text-line-through-type="none" style:font-name="Arial" fo:font-size="11.5pt" fo:font-style="normal" style:text-underline-style="none" style:text-blinking="false" fo:background-color="#ffffff" loext:char-shading-value="0"/>
    </style:style>
    <style:style style:name="T7" style:family="text">
      <style:text-properties fo:font-variant="normal" fo:text-transform="none" fo:color="#232629" style:text-line-through-style="none" style:text-line-through-type="none" style:font-name="Arial" fo:font-size="11.5pt" fo:font-style="normal" style:text-underline-style="none" fo:font-weight="bold" style:text-blinking="false" fo:background-color="#ffffff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fo:font-size="11pt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6010e154-7fff-9f2c-19d9-eb6e7f1d4a6e"/>Most important Links and process for install laravel in ubuntu 20.4</text:p>
      <text:p text:style-name="Text_20_body"/>
      <text:p text:style-name="P3"><text:span text:style-name="T2">1.install php - </text:span><text:a xlink:type="simple" xlink:href="https://thishosting.rocks/install-php-on-ubuntu/" text:style-name="Internet_20_link" text:visited-style-name="Visited_20_Internet_20_Link"><text:span text:style-name="T5">https://thishosting.rocks/install-php-on-ubuntu/</text:span></text:a></text:p>
      <text:p text:style-name="P3"><text:span text:style-name="T2">2.install composer through commands using link - </text:span><text:a xlink:type="simple" xlink:href="https://getcomposer.org/download/" text:style-name="Internet_20_link" text:visited-style-name="Visited_20_Internet_20_Link"><text:span text:style-name="T5">https://getcomposer.org/download/</text:span></text:a></text:p>
      <text:p text:style-name="P3"><text:span text:style-name="T2">3.download xampp linux latest version - </text:span><text:a xlink:type="simple" xlink:href="https://www.apachefriends.org/download.html" text:style-name="Internet_20_link" text:visited-style-name="Visited_20_Internet_20_Link"><text:span text:style-name="T5">https://www.apachefriends.org/download.html</text:span></text:a></text:p>
      <text:p text:style-name="Text_20_body"/>
      <text:p text:style-name="P2">Installation process if xampp setup is in download folder-</text:p>
      <text:p text:style-name="P2">Run commands -</text:p>
      <text:p text:style-name="P2">1.sudo chmod +x xampp-linux-x64-8.1.2-0-installer.run</text:p>
      <text:p text:style-name="P2">2.sudo /.xampp-linux-x64-8.1.2-0-installer.run</text:p>
      <text:p text:style-name="P3"><text:span text:style-name="T2">3.xamp service start and stop - </text:span><text:a xlink:type="simple" xlink:href="https://phptechnologytutorials.wordpress.com/2013/04/27/operate-xampp-in-ubuntu-using-command-line/" text:style-name="Internet_20_link" text:visited-style-name="Visited_20_Internet_20_Link"><text:span text:style-name="T5">https://phptechnologytutorials.wordpress.com/2013/04/27/operate-xampp-in-ubuntu-using-command-line/</text:span></text:a></text:p>
      <text:p text:style-name="Text_20_body"/>
      <text:p text:style-name="P2">Uninstall Xampp - </text:p>
      <text:p text:style-name="P4">sudo /opt/lampp/uninstall</text:p>
      <text:p text:style-name="P4">sudo rm -r /opt/lampp</text:p>
      <text:p text:style-name="P13"><text:span text:style-name="T3">open Xampp panel - </text:span><text:span text:style-name="Emphasis">sudo /opt/lampp/lampp stop</text:span></text:p>
      <text:p text:style-name="P13"><text:span text:style-name="Emphasis"/></text:p>
      <text:p text:style-name="P2">4. Install laravel installer -</text:p>
      <text:list xml:id="list2148078440" text:style-name="L1">
        <text:list-item>
          <text:p text:style-name="P10">composer global require "laravel/installer"</text:p>
        </text:list-item>
        <text:list-item>
          <text:p text:style-name="P10">Set environment variable using terminal (ctrl+alt+t) -</text:p>
        </text:list-item>
      </text:list>
      <text:p text:style-name="P5"><text:span text:style-name="T1">1.</text:span><text:span text:style-name="T4"> </text:span><text:span text:style-name="T1">nano .bashrc</text:span></text:p>
      <text:p text:style-name="P5"><text:span text:style-name="T1">2.</text:span><text:span text:style-name="T4"> </text:span><text:span text:style-name="T1">If </text:span><text:span text:style-name="T7">Ubuntu 17.04 ,17.10 and 20.04</text:span><text:span text:style-name="T6">: add line </text:span></text:p>
      <text:p text:style-name="P6">export PATH="~/.config/composer/vendor/bin:$PATH"</text:p>
      <text:p text:style-name="Text_20_body"/>
      <text:p text:style-name="P8">If Ubuntu 18.04</text:p>
      <text:p text:style-name="P7">export PATH="$HOME/.composer/vendor/bin:$PATH"</text:p>
      <text:p text:style-name="Text_20_body"/>
      <text:list xml:id="list3127792847" text:style-name="L2">
        <text:list-item>
          <text:p text:style-name="P11"><text:span text:style-name="T8">Uninstall - </text:span><text:span text:style-name="T9">composer global remove "laravel/installer"</text:span></text:p>
        </text:list-item>
      </text:list>
      <text:p text:style-name="P9"><text:line-break/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3T13:35:42.851474411</meta:creation-date>
    <dc:date>2022-02-23T13:47:39.389302022</dc:date>
    <meta:editing-duration>PT11M3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3" meta:word-count="115" meta:character-count="1068" meta:non-whitespace-character-count="973"/>
  </office:meta>
</office:document-meta>
</file>